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a933" style:font-name="Ubuntu Condensed" fo:font-size="18pt" officeooo:rsid="000a1a79" officeooo:paragraph-rsid="000a1a79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color="#00a933" style:font-name="Ubuntu Condensed" fo:font-size="18pt" officeooo:rsid="000a1a79" officeooo:paragraph-rsid="000a1a79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color="#00a933" style:font-name="Ubuntu Condensed" fo:font-size="15pt" officeooo:rsid="00136506" officeooo:paragraph-rsid="00136506" style:font-size-asian="13.1000003814697pt" style:font-size-complex="15pt"/>
    </style:style>
    <style:style style:name="P4" style:family="paragraph" style:parent-style-name="Standard">
      <style:paragraph-properties fo:text-align="start" style:justify-single-word="false"/>
      <style:text-properties fo:color="#00a933" style:font-name="Ubuntu Condensed" fo:font-size="15pt" officeooo:rsid="0017b403" officeooo:paragraph-rsid="0017b403" style:font-size-asian="13.1000003814697pt" style:font-size-complex="15pt"/>
    </style:style>
    <style:style style:name="P5" style:family="paragraph" style:parent-style-name="Standard">
      <style:paragraph-properties fo:text-align="start" style:justify-single-word="false"/>
      <style:text-properties fo:color="#ffbf00" style:font-name="Ubuntu Condensed" fo:font-size="15pt" officeooo:rsid="000a7392" officeooo:paragraph-rsid="000a7392" style:font-size-asian="13.1000003814697pt" style:font-size-complex="15pt"/>
    </style:style>
    <style:style style:name="P6" style:family="paragraph" style:parent-style-name="Standard">
      <style:paragraph-properties fo:text-align="center" style:justify-single-word="false"/>
      <style:text-properties fo:color="#3465a4" style:font-name="Ubuntu Condensed" fo:font-size="18pt" officeooo:rsid="000a1a79" officeooo:paragraph-rsid="000a1a79" style:font-size-asian="15.75pt" style:font-size-complex="18pt"/>
    </style:style>
    <style:style style:name="P7" style:family="paragraph" style:parent-style-name="Standard">
      <style:paragraph-properties fo:text-align="start" style:justify-single-word="false"/>
      <style:text-properties fo:color="#000000" style:font-name="Ubuntu Condensed" fo:font-size="15pt" officeooo:rsid="000a7392" officeooo:paragraph-rsid="000a7392" style:font-size-asian="13.1000003814697pt" style:font-size-complex="15pt"/>
    </style:style>
    <style:style style:name="P8" style:family="paragraph" style:parent-style-name="Standard">
      <style:paragraph-properties fo:text-align="start" style:justify-single-word="false"/>
      <style:text-properties fo:color="#000000" style:font-name="Ubuntu Condensed" fo:font-size="15pt" officeooo:rsid="000a7392" officeooo:paragraph-rsid="000aca9b" style:font-size-asian="13.1000003814697pt" style:font-size-complex="15pt"/>
    </style:style>
    <style:style style:name="P9" style:family="paragraph" style:parent-style-name="Standard">
      <style:paragraph-properties fo:text-align="start" style:justify-single-word="false"/>
      <style:text-properties fo:color="#000000" style:font-name="Ubuntu Condensed" fo:font-size="15pt" officeooo:rsid="00116de4" officeooo:paragraph-rsid="00116de4" style:font-size-asian="13.1000003814697pt" style:font-size-complex="15pt"/>
    </style:style>
    <style:style style:name="P10" style:family="paragraph" style:parent-style-name="Standard">
      <style:paragraph-properties fo:text-align="start" style:justify-single-word="false"/>
      <style:text-properties fo:color="#000000" style:font-name="Ubuntu Condensed" fo:font-size="15pt" officeooo:rsid="001404ce" officeooo:paragraph-rsid="001404ce" style:font-size-asian="13.1000003814697pt" style:font-size-complex="15pt"/>
    </style:style>
    <style:style style:name="P11" style:family="paragraph" style:parent-style-name="Standard">
      <style:paragraph-properties fo:text-align="start" style:justify-single-word="false"/>
      <style:text-properties fo:color="#000000" style:font-name="Ubuntu Condensed" fo:font-size="15pt" officeooo:rsid="001afe2b" officeooo:paragraph-rsid="001afe2b" style:font-size-asian="13.1000003814697pt" style:font-size-complex="15pt"/>
    </style:style>
    <style:style style:name="P12" style:family="paragraph" style:parent-style-name="Standard">
      <style:paragraph-properties fo:text-align="start" style:justify-single-word="false"/>
      <style:text-properties fo:color="#ff0000" style:font-name="Ubuntu Condensed" fo:font-size="15pt" officeooo:rsid="000e8d84" officeooo:paragraph-rsid="000e8d84" style:font-size-asian="13.1000003814697pt" style:font-size-complex="15pt"/>
    </style:style>
    <style:style style:name="P13" style:family="paragraph" style:parent-style-name="Standard">
      <style:paragraph-properties fo:text-align="start" style:justify-single-word="false"/>
      <style:text-properties fo:color="#706e0c" style:font-name="Ubuntu Condensed" fo:font-size="15pt" officeooo:rsid="00113a61" officeooo:paragraph-rsid="00113a61" style:font-size-asian="13.1000003814697pt" style:font-size-complex="15pt"/>
    </style:style>
    <style:style style:name="T1" style:family="text">
      <style:text-properties officeooo:rsid="00136506"/>
    </style:style>
    <style:style style:name="T2" style:family="text">
      <style:text-properties fo:color="#2a6099"/>
    </style:style>
    <style:style style:name="T3" style:family="text">
      <style:text-properties fo:color="#2a6099" officeooo:rsid="0018ff8c"/>
    </style:style>
    <style:style style:name="T4" style:family="text">
      <style:text-properties fo:color="#800080"/>
    </style:style>
    <style:style style:name="T5" style:family="text">
      <style:text-properties officeooo:rsid="0018ff8c"/>
    </style:style>
    <style:style style:name="T6" style:family="text">
      <style:text-properties fo:color="#ff972f" officeooo:rsid="0018ff8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</text:p>
      <text:p text:style-name="P1"/>
      <text:p text:style-name="P6">Objetos</text:p>
      <text:p text:style-name="P1"/>
      <text:p text:style-name="P2"/>
      <text:p text:style-name="P5">O que é um objeto? </text:p>
      <text:p text:style-name="P5"/>
      <text:p text:style-name="P8">Um objeto é parecido com um array, na sua estrutura o que muda mesmo é que ao invés de ser envolvido por colchetes, é envolvido por chaves, no array os elementos podem estar interligados, mas o único ciente disso é o programador, a máquina só lista os elementos, mas não entende que eles estão interligados, já na estrutura de dados objeto, os elementos estão interligados e a máquina está ciente disso, dizemos que para cada chave há um valor, ex: nome: “André, <text:s text:c="3"/>idade: 27.</text:p>
      <text:p text:style-name="P8"/>
      <text:p text:style-name="P12">Um detalhe interessante é que podemos acessar as chaves de nosso objeto usando um array ou melhor, usando colchetes.</text:p>
      <text:p text:style-name="P7"><text:s text:c="60"/></text:p>
      <text:p text:style-name="P13">Como faço para adicionar uma chave e seu valor dentro de um objeto?</text:p>
      <text:p text:style-name="P13"/>
      <text:p text:style-name="P9">Basta eu iniciar com o nome do objeto seguid de .”nome da chave” = “valor” <text:span text:style-name="T1">ex:</text:span></text:p>
      <text:p text:style-name="P9"/>
      <text:p text:style-name="P3">objeto.<text:span text:style-name="T2">camisa = </text:span><text:span text:style-name="T4">“M”</text:span></text:p>
      <text:p text:style-name="P3"><text:span text:style-name="T4"/></text:p>
      <text:p text:style-name="P10">Para excluir é quase igual, mas desta vez iremos utilizar o “delete”.</text:p>
      <text:p text:style-name="P10"/>
      <text:p text:style-name="P4"><text:span text:style-name="T5">d</text:span>elete <text:span text:style-name="T3">objeto.</text:span><text:span text:style-name="T6">camisa</text:span></text:p>
      <text:p text:style-name="P4"><text:span text:style-name="T6"/></text:p>
      <text:p text:style-name="P11">Prontinho, nossa chave camisa foi excluída.</text:p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Ubuntu Condensed" svg:font-family="'Ubuntu Condensed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6T14:00:56.065906416</meta:creation-date>
    <meta:generator>LibreOffice/6.4.7.2$Linux_X86_64 LibreOffice_project/40$Build-2</meta:generator>
    <dc:date>2022-07-26T15:23:45.944484009</dc:date>
    <meta:editing-duration>PT31M26S</meta:editing-duration>
    <meta:editing-cycles>12</meta:editing-cycles>
    <meta:document-statistic meta:table-count="0" meta:image-count="0" meta:object-count="0" meta:page-count="1" meta:paragraph-count="12" meta:word-count="162" meta:character-count="984" meta:non-whitespace-character-count="769"/>
  </office:meta>
</office:document-meta>
</file>